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63cm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25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rogressive Party Problem</text:span></text:p>
          </draw:text-box>
        </draw:frame>
        <draw:frame draw:style-name="gr1" draw:layer="layout" svg:width="13.308cm" svg:height="1.673cm" svg:x="6.482cm" svg:y="16.415cm">
          <draw:text-box>
            <text:p>Par Adrien DROGUET</text:p>
            <text:p>d'après un papier de P.GALINIER et J-K.HAO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L'équipage de <text:span text:style-name="T2">X</text:span> bateaux doit se rencontrer au cours de <text:span text:style-name="T2">n</text:span> périodes</text:p>
                <text:list>
                  <text:list-item>
                    <text:p>Chaque équipage doit changer de bateau à chaque période</text:p>
                  </text:list-item>
                  <text:list-item>
                    <text:p>Un bateau ne peut accueillir plus que sa capacité maximale à une période donnée</text:p>
                  </text:list-item>
                  <text:list-item>
                    <text:p>Chaque équipage <text:span text:style-name="T2">x</text:span><text:span text:style-name="T3"> et </text:span><text:span text:style-name="T2">y</text:span><text:span text:style-name="T3"> ne doivent pas se rencontrer plus d'une foi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Mouvements</text:p>
          </draw:text-box>
        </draw:frame>
        <draw:frame presentation:style-name="pr4" draw:text-style-name="P2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One move </text:span><text:span text:style-name="T3">: on déplace un équipage d'un hôte à un autre</text:span></text:p>
              </text:list-item>
              <text:list-item>
                <text:p><text:span text:style-name="T2">Swap </text:span><text:span text:style-name="T3">: on échange les hôtes de deux équipages</text:span></text:p>
              </text:list-item>
              <text:list-item>
                <text:p><text:span text:style-name="T3">Critères de sélection :</text:span></text:p>
                <text:list>
                  <text:list-item>
                    <text:p><text:span text:style-name="T3">Aléatoire</text:span></text:p>
                  </text:list-item>
                  <text:list-item>
                    <text:p><text:span text:style-name="T3">Plus grande source de confl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Heuristiques d'exploratio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Descente <text:span text:style-name="T2">Best Fit</text:span></text:p>
                <text:p><text:span text:style-name="T3"/></text:p>
              </text:list-item>
              <text:list-item>
                <text:p><text:span text:style-name="T3">Recherche locale</text:span></text:p>
                <text:p><text:span text:style-name="T3"/></text:p>
              </text:list-item>
              <text:list-item>
                <text:p><text:span text:style-name="T3">Recherche tabo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Descente <text:span text:style-name="T2">Best Fi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On parcours l'ensemble d'un voisinage</text:p>
                <text:p/>
              </text:list-item>
              <text:list-item>
                <text:p>On choisit le meilleur améliorant</text:p>
                <text:p/>
              </text:list-item>
              <text:list-item>
                <text:p>Critère d'arrêt : on ne trouve plus de solution améliora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Recherche local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On effectue un mouvement aléatoire</text:p>
                <text:p/>
              </text:list-item>
              <text:list-item>
                <text:p>On retient le premier mouvement améliorant</text:p>
                <text:p/>
              </text:list-item>
              <text:list-item>
                <text:p>Critère d'arrêt : probabilité d'arrêt croissante lorsque solution non-améliora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Recherche tabou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Même logique de descente que la recherche locale</text:p>
              </text:list-item>
              <text:list-item>
                <text:p>Garde un historique des solutions</text:p>
              </text:list-item>
              <text:list-item>
                <text:p>Lorsqu'on atteint un arrêt local, on relance depuis une solution antérieure</text:p>
              </text:list-item>
              <text:list-item>
                <text:p>Condition d'arrêt : on n'arrive pas à progresser depuis les solutions de l'histor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mpte etudiant</meta:initial-creator>
    <meta:creation-date>2015-02-25T04:49:59</meta:creation-date>
    <dc:date>2015-02-25T15:18:49</dc:date>
    <dc:creator>Compte etudiant</dc:creator>
    <meta:editing-duration>PT3H21M38S</meta:editing-duration>
    <meta:editing-cycles>14</meta:editing-cycles>
    <meta:generator>LibreOffice/3.5$Linux_x86 LibreOffice_project/350m1$Build-2</meta:generator>
    <meta:document-statistic meta:object-count="49"/>
  </office:meta>
</office:document-meta>
</file>